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ARGO HUANQUI ALEX REYNAL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08874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376914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ARGO HUANQUI ALEX REYNAL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08874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PATOS DEL VALLE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3:00:1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